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s encore modifié</text:p>
      <text:p text:style-name="Standard">sis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date>2009-03-24T01:23:21</dc:date>
    <meta:editing-cycles>3</meta:editing-cycles>
    <meta:editing-duration>PT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4" meta:character-count="22"/>
  </office:meta>
</office:document-meta>
</file>